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ccc6"/>
    </style:style>
    <style:style style:name="P2" style:family="paragraph" style:parent-style-name="Standard">
      <style:paragraph-properties fo:text-align="center" style:justify-single-word="false"/>
      <style:text-properties officeooo:paragraph-rsid="0015ccc6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5ccc6"/>
    </style:style>
    <style:style style:name="P4" style:family="paragraph" style:parent-style-name="Standard">
      <style:text-properties style:text-position="0% 100%" fo:font-style="normal" officeooo:paragraph-rsid="0015ccc6" style:font-style-asian="normal" style:font-style-complex="normal"/>
    </style:style>
    <style:style style:name="P5" style:family="paragraph" style:parent-style-name="Standard">
      <style:text-properties style:text-position="0% 100%" fo:font-style="normal" officeooo:rsid="00250c90" officeooo:paragraph-rsid="00250c90" style:font-style-asian="normal" style:font-style-complex="normal"/>
    </style:style>
    <style:style style:name="P6" style:family="paragraph" style:parent-style-name="Standard">
      <style:text-properties style:text-position="0% 100%" fo:font-style="normal" officeooo:rsid="002a1275" officeooo:paragraph-rsid="002a1275" style:font-style-asian="normal" style:font-style-complex="normal"/>
    </style:style>
    <style:style style:name="P7" style:family="paragraph" style:parent-style-name="Standard">
      <style:text-properties style:text-position="0% 100%" fo:font-style="normal" officeooo:rsid="002b9588" officeooo:paragraph-rsid="002b9588" style:font-style-asian="normal" style:font-style-complex="normal"/>
    </style:style>
    <style:style style:name="P8" style:family="paragraph" style:parent-style-name="Standard">
      <style:text-properties style:text-position="0% 100%" fo:font-style="normal" officeooo:rsid="002d6102" officeooo:paragraph-rsid="002d6102" style:font-style-asian="normal" style:font-style-complex="normal"/>
    </style:style>
    <style:style style:name="P9" style:family="paragraph" style:parent-style-name="Standard">
      <style:text-properties style:text-position="0% 100%" fo:font-style="normal" officeooo:rsid="002e1eac" officeooo:paragraph-rsid="002e1eac" style:font-style-asian="normal" style:font-style-complex="normal"/>
    </style:style>
    <style:style style:name="P10" style:family="paragraph" style:parent-style-name="Standard">
      <style:text-properties style:text-position="0% 100%" fo:font-style="normal" officeooo:rsid="002e1eac" officeooo:paragraph-rsid="002fc73f" style:font-style-asian="normal" style:font-style-complex="normal"/>
    </style:style>
    <style:style style:name="P11" style:family="paragraph" style:parent-style-name="Standard">
      <style:text-properties style:text-position="0% 100%" fo:font-style="normal" officeooo:rsid="0034ad1f" officeooo:paragraph-rsid="0034ad1f" style:font-style-asian="normal" style:font-style-complex="normal"/>
    </style:style>
    <style:style style:name="P12" style:family="paragraph" style:parent-style-name="Standard">
      <style:text-properties style:text-position="0% 100%" fo:font-style="normal" officeooo:rsid="00361984" officeooo:paragraph-rsid="00361984" style:font-style-asian="normal" style:font-style-complex="normal"/>
    </style:style>
    <style:style style:name="P13" style:family="paragraph" style:parent-style-name="Standard">
      <style:text-properties style:text-position="0% 100%" fo:font-style="normal" officeooo:rsid="0037be2e" officeooo:paragraph-rsid="0037be2e" style:font-style-asian="normal" style:font-style-complex="normal"/>
    </style:style>
    <style:style style:name="P14" style:family="paragraph" style:parent-style-name="Standard">
      <style:text-properties style:text-position="0% 100%" fo:font-style="normal" officeooo:rsid="003841ba" officeooo:paragraph-rsid="003841ba" style:font-style-asian="normal" style:font-style-complex="normal"/>
    </style:style>
    <style:style style:name="P15" style:family="paragraph" style:parent-style-name="Standard">
      <style:text-properties style:text-position="0% 100%" fo:font-style="normal" officeooo:rsid="0038f3e3" officeooo:paragraph-rsid="0038f3e3" style:font-style-asian="normal" style:font-style-complex="normal"/>
    </style:style>
    <style:style style:name="P16" style:family="paragraph" style:parent-style-name="Standard">
      <style:text-properties style:text-position="0% 100%" fo:font-style="normal" officeooo:rsid="003a792f" officeooo:paragraph-rsid="003a792f" style:font-style-asian="normal" style:font-style-complex="normal"/>
    </style:style>
    <style:style style:name="P17" style:family="paragraph" style:parent-style-name="Standard">
      <style:text-properties style:text-position="0% 100%" fo:font-style="normal" officeooo:rsid="0042ba50" officeooo:paragraph-rsid="0042ba50" style:font-style-asian="normal" style:font-style-complex="normal"/>
    </style:style>
    <style:style style:name="P18" style:family="paragraph" style:parent-style-name="Standard">
      <style:text-properties style:text-position="0% 100%" fo:font-style="normal" style:text-underline-style="solid" style:text-underline-width="auto" style:text-underline-color="font-color" officeooo:rsid="0034ad1f" officeooo:paragraph-rsid="0034ad1f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cc6" style:font-weight-asian="bold" style:font-weight-complex="bold"/>
    </style:style>
    <style:style style:name="T3" style:family="text">
      <style:text-properties fo:font-weight="bold" officeooo:rsid="0019e7f6" style:font-weight-asian="bold" style:font-weight-complex="bold"/>
    </style:style>
    <style:style style:name="T4" style:family="text">
      <style:text-properties officeooo:rsid="0019e7f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9e7f6" style:font-style-asian="italic" style:font-style-complex="italic"/>
    </style:style>
    <style:style style:name="T7" style:family="text">
      <style:text-properties fo:font-style="italic" officeooo:rsid="002fc73f" style:font-style-asian="italic" style:font-style-complex="italic"/>
    </style:style>
    <style:style style:name="T8" style:family="text">
      <style:text-properties fo:font-style="italic" officeooo:rsid="00315177" style:font-style-asian="italic" style:font-style-complex="italic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font-style="italic" officeooo:rsid="0019e7f6" style:font-style-asian="italic" style:font-style-complex="italic"/>
    </style:style>
    <style:style style:name="T11" style:family="text">
      <style:text-properties style:text-position="sub 58%" fo:font-style="italic" officeooo:rsid="002fc73f" style:font-style-asian="italic" style:font-style-complex="italic"/>
    </style:style>
    <style:style style:name="T12" style:family="text">
      <style:text-properties style:text-position="sub 58%" fo:font-style="italic" officeooo:rsid="00315177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259ae8"/>
    </style:style>
    <style:style style:name="T15" style:family="text">
      <style:text-properties officeooo:rsid="002fc73f"/>
    </style:style>
    <style:style style:name="T16" style:family="text">
      <style:text-properties officeooo:rsid="00315177"/>
    </style:style>
    <style:style style:name="T17" style:family="text">
      <style:text-properties style:text-underline-style="none" fo:font-weight="bold" officeooo:rsid="00315177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Лекция </text:span><text:span text:style-name="T2">3</text:span></text:p>
      <text:p text:style-name="P1"><text:span text:style-name="T1">Первое </text:span><text:span text:style-name="T2">(</text:span><text:span text:style-name="T1">главное</text:span><text:span text:style-name="T2">)</text:span><text:span text:style-name="T1"> вхождение</text:span> — это вхождение с наименьшей длиной левого крыла</text:p>
      <text:p text:style-name="P1"><draw:frame draw:style-name="fr1" draw:name="Объект1" text:anchor-type="as-char" svg:y="-0.377cm" svg:width="9.971cm" svg:height="0.8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Формула подстановки</text:p>
      <text:p text:style-name="P1"><draw:frame draw:style-name="fr1" draw:name="Объект2" text:anchor-type="as-char" svg:y="-0.437cm" svg:width="7.287cm" svg:height="0.99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13">Результатом применения</text:span> формулы <draw:frame draw:style-name="fr1" draw:name="Объект3" text:anchor-type="as-char" svg:y="-0.217cm" svg:width="0.543cm" svg:height="0.242cm" draw:z-index="2"><draw:object xlink:href="./Object 3" xlink:type="simple" xlink:show="embed" xlink:actuate="onLoad"/><draw:image xlink:href="./ObjectReplacements/Object 3" xlink:type="simple" xlink:show="embed" xlink:actuate="onLoad"/></draw:frame>к слову <text:span text:style-name="T6">x</text:span><text:span text:style-name="T4">: это слова </text:span><text:span text:style-name="T4"><draw:frame draw:style-name="fr1" draw:name="Объект4" text:anchor-type="as-char" svg:y="-0.377cm" svg:width="4.433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- 1-е вхождение </text:span><text:span text:style-name="T6">u</text:span><text:span text:style-name="T4"> в </text:span><text:span text:style-name="T6">x</text:span><text:span text:style-name="T10">1</text:span></text:p>
      <text:p text:style-name="P1"><text:span text:style-name="T10"/></text:p>
      <text:p text:style-name="P1"><text:span text:style-name="T10"><draw:frame draw:style-name="fr1" draw:name="Объект5" text:anchor-type="as-char" svg:y="-0.377cm" svg:width="2.64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pan text:style-name="T10"><draw:frame draw:style-name="fr1" draw:name="Объект6" text:anchor-type="as-char" svg:y="-0.377cm" svg:width="3.027cm" svg:height="0.937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><text:span text:style-name="T10"/></text:p>
      <text:p text:style-name="P4"><text:span text:style-name="T3">Нормальный алогорифм </text:span><text:span text:style-name="T4">Маркова (НА): </text:span><text:span text:style-name="T4"><draw:frame draw:style-name="fr1" draw:name="Объект7" text:anchor-type="as-char" svg:y="-0.386cm" svg:width="5.339cm" svg:height="0.945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/>
      <text:p text:style-name="P4"><draw:frame draw:style-name="fr1" draw:name="Объект8" text:anchor-type="as-char" svg:y="-1.214cm" svg:width="6.279cm" svg:height="2.28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><text:span text:style-name="T10"><draw:frame draw:style-name="fr1" draw:name="Объект9" text:anchor-type="as-char" svg:y="-1.274cm" svg:width="3.009cm" svg:height="2.35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<draw:frame draw:style-name="fr1" draw:name="Объект10" text:anchor-type="as-char" svg:y="-0.503cm" svg:width="16.434cm" svg:height="0.679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"><text:span text:style-name="T10"/></text:p>
      <text:p text:style-name="P5">Процесс применения схемы НА может быть описан следующим образом: схема просматривается сверху вниз в поисках первой применимой к данному слову формулы. Если такой формулы нет, то само исходное слово считается результатом и процесс на этом заканчивается. Если же такая формула найдена, она применяется как описано выше (первое вхождение ее левой части слова заменяется на правую часть). Если примененная формула оказалась простой <text:span text:style-name="T14">(незаключительной), процесс продолжается и из полученного в результате ее применения слову поступают точно также как с входным. Если же примененная формула оказалась заключительной, процесс заканчивается и полученное слово считается результатом. Процесс работы со схемой продолжается таким образом до тех пор, пока не произойдет одно из двух событий: либо на очередном шаге не будет найдено ни одной применимой формулы (в этом случае говорят о естественном обрыве процесса работы), либо будет применена заключительная формула.</text:span></text:p>
      <text:p text:style-name="P5"/>
      <text:p text:style-name="P5"><draw:frame draw:style-name="fr1" draw:name="Объект11" text:anchor-type="as-char" svg:y="-0.437cm" svg:width="3.658cm" svg:height="0.55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1) <draw:frame draw:style-name="fr1" draw:name="Объект12" text:anchor-type="as-char" svg:y="-0.377cm" svg:width="15.794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2)<draw:frame draw:style-name="fr2" draw:name="Объект13" text:anchor-type="as-char" svg:y="-0.377cm" svg:width="17.408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8">3) <draw:frame draw:style-name="fr2" draw:name="Объект14" text:anchor-type="as-char" svg:y="-0.386cm" svg:width="17.473cm" svg:height="0.54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8">4) <draw:frame draw:style-name="fr1" draw:name="Объект15" text:anchor-type="as-char" svg:y="-0.386cm" svg:width="5.826cm" svg:height="0.50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8">5) <draw:frame draw:style-name="fr1" draw:name="Объект16" text:anchor-type="as-char" svg:y="-0.386cm" svg:width="17.909cm" svg:height="0.50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><text:soft-page-break/>Процесс работы на A со словом <text:span text:style-name="T5">x</text:span> — это последовательность <draw:frame draw:style-name="fr1" draw:name="Объект17" text:anchor-type="as-char" svg:y="-0.377cm" svg:width="2.568cm" svg:height="0.531cm" draw:z-index="16"><draw:object xlink:href="./Object 17" xlink:type="simple" xlink:show="embed" xlink:actuate="onLoad"/><draw:image xlink:href="./ObjectReplacements/Object 17" xlink:type="simple" xlink:show="embed" xlink:actuate="onLoad"/></draw:frame>слов, где <draw:frame draw:style-name="fr1" draw:name="Объект18" text:anchor-type="as-char" svg:y="-0.386cm" svg:width="1.656cm" svg:height="0.508cm" draw:z-index="17"><draw:object xlink:href="./Object 18" xlink:type="simple" xlink:show="embed" xlink:actuate="onLoad"/><draw:image xlink:href="./ObjectReplacements/Object 18" xlink:type="simple" xlink:show="embed" xlink:actuate="onLoad"/></draw:frame><draw:frame draw:style-name="fr1" draw:name="Объект19" text:anchor-type="as-char" svg:y="-0.386cm" svg:width="4.443cm" svg:height="0.542cm" draw:z-index="18"><draw:object xlink:href="./Object 19" xlink:type="simple" xlink:show="embed" xlink:actuate="onLoad"/><draw:image xlink:href="./ObjectReplacements/Object 19" xlink:type="simple" xlink:show="embed" xlink:actuate="onLoad"/></draw:frame>, если <text:span text:style-name="T5">x</text:span><text:span text:style-name="T9">i+1</text:span> определено в последовательности</text:p>
      <text:p text:style-name="P10">Слово <text:s/><text:span text:style-name="T5">x</text:span><text:span text:style-name="T9">i+1 </text:span><text:span text:style-name="T15">(и вместе с ним все слова </text:span><text:span text:style-name="T7">x</text:span><text:span text:style-name="T11">i+1</text:span><text:span text:style-name="T15">, </text:span><text:span text:style-name="T7">k&gt;1</text:span><text:span text:style-name="T15">) считается не опр., если </text:span><text:span text:style-name="T15"><draw:frame draw:style-name="fr1" draw:name="Объект20" text:anchor-type="as-char" svg:y="-0.386cm" svg:width="3.732cm" svg:height="0.542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0"/>
      <text:p text:style-name="P10">Если процесс работы <text:span text:style-name="T16">A с </text:span><text:span text:style-name="T8">x</text:span><text:span text:style-name="T16"> конечен, то есть </text:span><text:span text:style-name="T8">x</text:span><text:span text:style-name="T12">0</text:span><text:span text:style-name="T8">, x</text:span><text:span text:style-name="T12">1</text:span><text:span text:style-name="T8">, …, x</text:span><text:span text:style-name="T12">n</text:span><text:span text:style-name="T16">, то слово </text:span><text:span text:style-name="T16"><draw:frame draw:style-name="fr1" draw:name="Объект21" text:anchor-type="as-char" svg:y="-0.386cm" svg:width="2.305cm" svg:height="0.542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называется </text:span><text:span text:style-name="T17">результатом работы</text:span><text:span text:style-name="T16"> на A со словом </text:span><text:span text:style-name="T8">x</text:span><text:span text:style-name="T16">.</text:span></text:p>
      <text:p text:style-name="P10"><draw:frame draw:style-name="fr1" draw:name="Объект22" text:anchor-type="as-char" svg:y="-0.386cm" svg:width="2.9cm" svg:height="0.508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0"/>
      <text:p text:style-name="P11"><text:span text:style-name="T1">Некоторые важные НА</text:span></text:p>
      <text:p text:style-name="P11">1) Тождественный НА</text:p>
      <text:p text:style-name="P11"><draw:frame draw:style-name="fr1" draw:name="Объект23" text:anchor-type="as-char" svg:y="-0.386cm" svg:width="4.434cm" svg:height="0.50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1">2) Нигде неприменимый алгоритм</text:p>
      <text:p text:style-name="P11"><draw:frame draw:style-name="fr1" draw:name="Объект24" text:anchor-type="as-char" svg:y="-0.386cm" svg:width="8.34cm" svg:height="0.508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2">3) Переписывание слева</text:p>
      <text:p text:style-name="P12"><draw:frame draw:style-name="fr1" draw:name="Объект25" text:anchor-type="as-char" svg:y="-0.437cm" svg:width="4.59cm" svg:height="0.591cm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12">4) Переписывание справа</text:p>
      <text:p text:style-name="P12"><draw:frame draw:style-name="fr1" draw:name="Объект26" text:anchor-type="as-char" svg:y="-0.958cm" svg:width="11.996cm" svg:height="1.702cm" draw:z-index="24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/>
      <text:p text:style-name="P18">Пример:</text:p>
      <text:p text:style-name="P13"/>
      <text:p text:style-name="P13"><draw:frame draw:style-name="fr1" draw:name="Объект27" text:anchor-type="as-char" svg:y="-1.573cm" svg:width="5.011cm" svg:height="2.956cm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14">1)<draw:frame draw:style-name="fr1" draw:name="Объект28" text:anchor-type="as-char" svg:y="-0.377cm" svg:width="2.521cm" svg:height="0.554cm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15">2) <draw:frame draw:style-name="fr1" draw:name="Объект29" text:anchor-type="as-char" svg:y="-0.437cm" svg:width="6.754cm" svg:height="0.614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6">3) <draw:frame draw:style-name="fr1" draw:name="Объект31" text:anchor-type="as-char" svg:y="-0.914cm" svg:width="18.136cm" svg:height="1.762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4"/>
      <text:p text:style-name="P14"><draw:frame draw:style-name="fr1" draw:name="Объект30" text:anchor-type="as-char" svg:y="-0.603cm" svg:width="5.639cm" svg:height="1.087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4"/>
      <text:p text:style-name="P14"><draw:frame draw:style-name="fr1" draw:name="Объект32" text:anchor-type="as-char" svg:y="-0.878cm" svg:width="14.545cm" svg:height="1.669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4"/>
      <text:p text:style-name="P17"><text:span text:style-name="T1">Принцип нормализации</text:span>: любая словарная функция, вычислимая с интуитивном смысле слова, <text:s/>вычислима по Маркову.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51:33.692130950</meta:creation-date>
    <dc:date>2019-02-20T15:14:34.896126709</dc:date>
    <meta:editing-duration>PT1H22M38S</meta:editing-duration>
    <meta:editing-cycles>45</meta:editing-cycles>
    <meta:generator>LibreOffice/6.1.3.2$MacOSX_X86_64 LibreOffice_project/86daf60bf00efa86ad547e59e09d6bb77c699acb</meta:generator>
    <meta:document-statistic meta:table-count="0" meta:image-count="0" meta:object-count="32" meta:page-count="2" meta:paragraph-count="39" meta:word-count="257" meta:character-count="1713" meta:non-whitespace-character-count="1468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i mathvariant="italic">aba</mi>
      </mrow>
      <mi>,</mi>
      <mrow>
        <mi>y</mi>
        <mo stretchy="false">=</mo>
        <mi>b</mi>
      </mrow>
      <munder>
        <munder>
          <mi mathvariant="italic">aba</mi>
          <mo stretchy="true">⏟</mo>
        </munder>
        <mi mathvariant="normal">❑</mi>
      </munder>
      <mrow>
        <mi mathvariant="italic">bab</mi>
        <mo stretchy="false">−</mo>
        <mn>1</mn>
        <mo stretchy="false">−</mo>
        <mi>е</mi>
      </mrow>
      <mi mathvariant="italic">вхождение</mi>
      <mi mathvariant="italic">xby</mi>
      <mi mathvariant="normal">:</mi>
      <mrow>
        <mi>b</mi>
        <mo stretchy="false">∗</mo>
        <mi mathvariant="italic">aba</mi>
        <mo stretchy="false">∗</mo>
        <mi mathvariant="italic">bab</mi>
      </mrow>
    </mrow>
    <annotation encoding="StarMath 5.0">x = aba, y = b {aba} underbrace {&lt;?&gt;} bab - 1-е вхождение xby: b*aba*bab</annotation>
  </semantics>
</math>
</file>

<file path=Object 10/content.xml><?xml version="1.0" encoding="utf-8"?>
<math xmlns="http://www.w3.org/1998/Math/MathML" display="block">
  <semantics>
    <mrow>
      <mrow>
        <mi>x</mi>
        <mo stretchy="false">=</mo>
        <mi mathvariant="italic">babaa</mi>
      </mrow>
      <msub>
        <mtext>|-</mtext>
        <mrow>
          <mo fence="true" stretchy="false">(</mo>
          <mrow>
            <mn>4</mn>
          </mrow>
          <mo fence="true" stretchy="false">)</mo>
        </mrow>
      </msub>
      <mtext>#</mtext>
      <mi mathvariant="italic">babaa</mi>
      <msub>
        <mtext>|-</mtext>
        <mrow>
          <mo fence="true" stretchy="false">(</mo>
          <mrow>
            <mn>2</mn>
          </mrow>
          <mo fence="true" stretchy="false">)</mo>
        </mrow>
      </msub>
      <mi>b</mi>
      <mtext>#</mtext>
      <mi mathvariant="italic">abaa</mi>
      <msub>
        <mtext>|-</mtext>
        <mrow>
          <mo fence="true" stretchy="false">(</mo>
          <mrow>
            <mn>1</mn>
          </mrow>
          <mo fence="true" stretchy="false">)</mo>
        </mrow>
      </msub>
      <mi mathvariant="italic">ba</mi>
      <mtext>#</mtext>
      <mi mathvariant="italic">baa</mi>
      <msub>
        <mtext>|-</mtext>
        <mrow>
          <mo fence="true" stretchy="false">(</mo>
          <mrow>
            <mn>2</mn>
          </mrow>
          <mo fence="true" stretchy="false">)</mo>
        </mrow>
      </msub>
      <mi mathvariant="italic">bab</mi>
      <mtext>#</mtext>
      <mi mathvariant="italic">aa</mi>
      <msub>
        <mtext>|-</mtext>
        <mrow>
          <mo fence="true" stretchy="false">(</mo>
          <mrow>
            <mn>1</mn>
          </mrow>
          <mo fence="true" stretchy="false">)</mo>
        </mrow>
      </msub>
      <mi mathvariant="italic">baba</mi>
      <mtext>#</mtext>
      <mi>a</mi>
      <msub>
        <mtext>|-</mtext>
        <mrow>
          <mo fence="true" stretchy="false">(</mo>
          <mrow>
            <mn>1</mn>
          </mrow>
          <mo fence="true" stretchy="false">)</mo>
        </mrow>
      </msub>
      <mi mathvariant="italic">babaa</mi>
      <mtext>#</mtext>
      <msub>
        <mtext>|-</mtext>
        <mrow>
          <mo fence="true" stretchy="false">(</mo>
          <mrow>
            <mn>3</mn>
          </mrow>
          <mo fence="true" stretchy="false">)</mo>
        </mrow>
      </msub>
      <mstyle mathsize="16pt">
        <mrow>
          <mrow/>
          <mo stretchy="false">⋅</mo>
          <mrow/>
        </mrow>
      </mstyle>
      <mi mathvariant="italic">babaaaba</mi>
    </mrow>
    <annotation encoding="StarMath 5.0">x = babaa "|-"_( 4 ) "#"babaa "|-"_( 2 ) b"#"abaa "|-"_( 1 ) ba"#"baa "|-"_( 2 ) bab"#"aa "|-"_( 1 ) baba"#"a "|-"_( 1 ) babaa"#" "|-"_( 3 ) size 16{{}cdot{}} babaaaba</annotation>
  </semantics>
</math>
</file>

<file path=Object 11/content.xml><?xml version="1.0" encoding="utf-8"?>
<math xmlns="http://www.w3.org/1998/Math/MathML" display="block">
  <semantics>
    <mrow>
      <mrow>
        <mi mathvariant="normal">Α</mi>
        <mo stretchy="false">=</mo>
        <mrow>
          <mo fence="true" stretchy="false">(</mo>
          <mrow>
            <mrow>
              <mi>V</mi>
              <mi>,</mi>
              <mi>S</mi>
              <mi>,</mi>
              <mi>P</mi>
            </mrow>
          </mrow>
          <mo fence="true" stretchy="false">)</mo>
        </mrow>
      </mrow>
      <mi>,</mi>
      <mrow>
        <mi>x</mi>
        <mo stretchy="false">∈</mo>
        <msup>
          <mi>V</mi>
          <mtext>*</mtext>
        </msup>
      </mrow>
    </mrow>
    <annotation encoding="StarMath 5.0">%ALPHA = ( V, S, P ), x in V^"*"</annotation>
  </semantics>
</math>
</file>

<file path=Object 12/content.xml><?xml version="1.0" encoding="utf-8"?>
<math xmlns="http://www.w3.org/1998/Math/MathML" display="block">
  <semantics>
    <mrow>
      <mi mathvariant="normal">Α</mi>
      <mi mathvariant="normal">:</mi>
      <mi>x</mi>
      <mtext>|-</mtext>
      <mi>y</mi>
      <mo stretchy="false">⇔</mo>
      <mrow>
        <mi>y</mi>
        <mo stretchy="false">=</mo>
        <mi>ω</mi>
      </mrow>
      <mi>x</mi>
      <mi>,</mi>
      <mi mathvariant="italic">где</mi>
      <mrow>
        <mi>ω</mi>
        <mo stretchy="false">−</mo>
        <mn>1</mn>
        <mo stretchy="false">−</mo>
        <mi>я</mi>
      </mrow>
      <mi>в</mi>
      <mi mathvariant="italic">схеме</mi>
      <mi mathvariant="normal">Α</mi>
      <mi mathvariant="italic">применимая</mi>
      <mi>к</mi>
      <mi>x</mi>
      <mi mathvariant="italic">формула</mi>
      <mi>,</mi>
      <munder accentunder="true">
        <mrow>
          <mi mathvariant="italic">оказавшаяся</mi>
          <mi mathvariant="italic">простой</mi>
        </mrow>
        <mo>̲</mo>
      </munder>
    </mrow>
    <annotation encoding="StarMath 5.0">%ALPHA: x "|-" y dlrarrow y = %omega x, где %omega - 1-я в схеме %ALPHA применимая к x формула, underline  { оказавшаяся простой }</annotation>
  </semantics>
</math>
</file>

<file path=Object 13/content.xml><?xml version="1.0" encoding="utf-8"?>
<math xmlns="http://www.w3.org/1998/Math/MathML" display="block">
  <semantics>
    <mrow>
      <mi mathvariant="normal">Α</mi>
      <mi mathvariant="normal">:</mi>
      <mi>x</mi>
      <mtext>|-</mtext>
      <mrow>
        <mrow/>
        <mo stretchy="false">⋅</mo>
        <mrow/>
      </mrow>
      <mi>y</mi>
      <mo stretchy="false">⇔</mo>
      <mrow>
        <mi>y</mi>
        <mo stretchy="false">=</mo>
        <mi>ω</mi>
      </mrow>
      <mi>x</mi>
      <mi>,</mi>
      <mi mathvariant="italic">где</mi>
      <mrow>
        <mi>ω</mi>
        <mo stretchy="false">−</mo>
        <mn>1</mn>
        <mo stretchy="false">−</mo>
        <mi>я</mi>
      </mrow>
      <mi>в</mi>
      <mi mathvariant="italic">схеме</mi>
      <mi mathvariant="normal">Α</mi>
      <mi mathvariant="italic">применимая</mi>
      <mi>к</mi>
      <mi>x</mi>
      <mi mathvariant="italic">формула</mi>
      <mi>,</mi>
      <munder accentunder="true">
        <mrow>
          <mi mathvariant="italic">оказавшаяся</mi>
          <mi mathvariant="italic">заключительной</mi>
        </mrow>
        <mo>̲</mo>
      </munder>
    </mrow>
    <annotation encoding="StarMath 5.0">%ALPHA: x "|-" {}cdot{} y dlrarrow y = %omega x, где %omega -  1-я в схеме %ALPHA применимая к x формула, underline  { оказавшаяся заключительной }</annotation>
  </semantics>
</math>
</file>

<file path=Object 14/content.xml><?xml version="1.0" encoding="utf-8"?>
<math xmlns="http://www.w3.org/1998/Math/MathML" display="block">
  <semantics>
    <mrow>
      <mi mathvariant="normal">Α</mi>
      <mi mathvariant="normal">:</mi>
      <mi>x</mi>
      <mtext>|=</mtext>
      <mi>y</mi>
      <mo stretchy="false">⇔</mo>
      <mi mathvariant="italic">Существует</mi>
      <mi mathvariant="italic">последовательность</mi>
      <mi mathvariant="italic">слов</mi>
      <mrow>
        <mi>x</mi>
        <mo stretchy="false">=</mo>
        <msub>
          <mi>x</mi>
          <mn>0,</mn>
        </msub>
      </mrow>
      <msub>
        <mi>x</mi>
        <mn>1</mn>
      </msub>
      <mn>...</mn>
      <mi>,</mi>
      <mrow>
        <msub>
          <mi>x</mi>
          <mi>n</mi>
        </msub>
        <mo stretchy="false">=</mo>
        <mi>y</mi>
      </mrow>
      <mi>,</mi>
      <mi mathvariant="italic">где</mi>
      <mrow>
        <mo fence="true" stretchy="false">(</mo>
        <mrow>
          <mrow>
            <mo stretchy="false">∀</mo>
            <mrow>
              <mi>i</mi>
              <mo stretchy="false">=</mo>
              <mover accent="true">
                <mrow>
                  <mn>0,</mn>
                  <mrow>
                    <mi>n</mi>
                    <mo stretchy="false">−</mo>
                    <mn>1</mn>
                  </mrow>
                </mrow>
                <mo>¯</mo>
              </mover>
            </mrow>
          </mrow>
        </mrow>
        <mo fence="true" stretchy="false">)</mo>
      </mrow>
      <mrow>
        <mo fence="true" stretchy="false">(</mo>
        <mrow>
          <mrow>
            <mi mathvariant="normal">Α</mi>
            <msub>
              <mi>x</mi>
              <mi>i</mi>
            </msub>
            <mtext>|-</mtext>
            <mrow>
              <msub>
                <mi>x</mi>
                <mi>i</mi>
              </msub>
              <mo stretchy="false">+</mo>
              <mn>1</mn>
            </mrow>
          </mrow>
        </mrow>
        <mo fence="true" stretchy="false">)</mo>
      </mrow>
    </mrow>
    <annotation encoding="StarMath 5.0">%ALPHA: x "|=" y dlrarrow Существует последовательность слов x = x_0, x_1 ...,x_n = y, где ( forall i = overline {0, n-1}  ) ( %ALPHA x_i "|-" x_i+1 )</annotation>
  </semantics>
</math>
</file>

<file path=Object 15/content.xml><?xml version="1.0" encoding="utf-8"?>
<math xmlns="http://www.w3.org/1998/Math/MathML" display="block">
  <semantics>
    <mrow>
      <mi mathvariant="normal">Α</mi>
      <mi mathvariant="normal">:</mi>
      <mi>x</mi>
      <mtext>|=</mtext>
      <mrow>
        <mrow/>
        <mo stretchy="false">⋅</mo>
        <mi>y</mi>
      </mrow>
      <mo stretchy="false">⇔</mo>
      <mi mathvariant="normal">Α</mi>
      <mtext>|-</mtext>
      <mrow>
        <mrow>
          <mrow/>
          <mo stretchy="false">⋅</mo>
          <mi>y</mi>
        </mrow>
        <mo stretchy="false">∨</mo>
        <mrow>
          <mo fence="true" stretchy="false">(</mo>
          <mrow>
            <mrow>
              <mo stretchy="false">∃</mo>
              <mi>x</mi>
              <mtext>|=</mtext>
              <mi>z</mi>
              <mrow>
                <mtext>|-</mtext>
                <mo stretchy="false">⋅</mo>
                <mi>y</mi>
              </mrow>
            </mrow>
          </mrow>
          <mo fence="true" stretchy="false">)</mo>
        </mrow>
      </mrow>
    </mrow>
    <annotation encoding="StarMath 5.0">%ALPHA : x "|=" { }cdot y dlrarrow %ALPHA "|-" {  } cdot y | ( exists x "|=" z "|-" cdot y )</annotation>
  </semantics>
</math>
</file>

<file path=Object 16/content.xml><?xml version="1.0" encoding="utf-8"?>
<math xmlns="http://www.w3.org/1998/Math/MathML" display="block">
  <semantics>
    <mrow>
      <mtext>~</mtext>
      <mi>A</mi>
      <mrow>
        <mo fence="true" stretchy="false">(</mo>
        <mrow>
          <mi>x</mi>
        </mrow>
        <mo fence="true" stretchy="false">)</mo>
      </mrow>
      <mo stretchy="false">⇔</mo>
      <mi>В</mi>
      <mi mathvariant="italic">схеме</mi>
      <mi mathvariant="normal">Α</mi>
      <mi mathvariant="italic">не</mi>
      <mi mathvariant="italic">тни</mi>
      <mi mathvariant="italic">одной</mi>
      <mi mathvariant="italic">применимой</mi>
      <mi>к</mi>
      <mi>x</mi>
      <mi mathvariant="italic">формулы</mi>
      <mi mathvariant="italic">или</mi>
      <mi mathvariant="italic">как</mi>
      <mi mathvariant="italic">говорят</mi>
      <mi mathvariant="italic">слово</mi>
      <mi>x</mi>
      <munder accentunder="true">
        <mrow>
          <mi mathvariant="italic">не</mi>
          <mi mathvariant="italic">поддается</mi>
        </mrow>
        <mo>̲</mo>
      </munder>
      <mi mathvariant="italic">на</mi>
      <mi mathvariant="normal">Α</mi>
    </mrow>
    <annotation encoding="StarMath 5.0">"~" A( x ) dlrarrow В схеме %ALPHA не тни одной применимой к x формулы или как говорят слово x underline { не поддается  } на %ALPHA</annotation>
  </semantics>
</math>
</file>

<file path=Object 17/content.xml><?xml version="1.0" encoding="utf-8"?>
<math xmlns="http://www.w3.org/1998/Math/MathML" display="block">
  <semantics>
    <mrow>
      <msub>
        <mi>x</mi>
        <mn>0,</mn>
      </msub>
      <msub>
        <mi>x</mi>
        <mn>1,</mn>
      </msub>
      <mn>...</mn>
      <mi>,</mi>
      <msub>
        <mi>x</mi>
        <mi>n</mi>
      </msub>
      <mi>,</mi>
      <mn>..</mn>
      <mi>.</mi>
    </mrow>
    <annotation encoding="StarMath 5.0">x_0, x_1, ..., x_n, ...</annotation>
  </semantics>
</math>
</file>

<file path=Object 1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i</mi>
            <mo stretchy="false">≥</mo>
            <mn>0</mn>
          </mrow>
        </mrow>
      </mrow>
      <mo fence="true" stretchy="false">)</mo>
    </mrow>
    <annotation encoding="StarMath 5.0">( forall i &gt;= 0 )</annotation>
  </semantics>
</math>
</file>

<file path=Object 19/content.xml><?xml version="1.0" encoding="utf-8"?>
<math xmlns="http://www.w3.org/1998/Math/MathML" display="block">
  <semantics>
    <mrow>
      <mo fence="true" stretchy="false">(</mo>
      <mrow>
        <mrow>
          <mi mathvariant="normal">Α</mi>
          <mi mathvariant="normal">:</mi>
          <msub>
            <mi>x</mi>
            <mi>i</mi>
          </msub>
          <mtext>|-</mtext>
          <mrow>
            <msub>
              <mi>x</mi>
              <mrow>
                <mi>i</mi>
                <mo stretchy="false">+</mo>
                <mn>1</mn>
              </mrow>
            </msub>
            <mo stretchy="false">∨</mo>
            <mi mathvariant="normal">Α</mi>
          </mrow>
          <mi mathvariant="normal">:</mi>
          <msub>
            <mi>x</mi>
            <mi>i</mi>
          </msub>
          <mtext>|-</mtext>
          <msub>
            <mi>x</mi>
            <mrow>
              <mi>i</mi>
              <mo stretchy="false">+</mo>
              <mn>1</mn>
            </mrow>
          </msub>
        </mrow>
      </mrow>
      <mo fence="true" stretchy="false">)</mo>
    </mrow>
    <annotation encoding="StarMath 5.0">( %ALPHA: x_i "|-" x_{i+1} | %ALPHA: x_i "|-" x_{i+1} )</annotation>
  </semantics>
</math>
</file>

<file path=Object 2/content.xml><?xml version="1.0" encoding="utf-8"?>
<math xmlns="http://www.w3.org/1998/Math/MathML" display="block">
  <semantics>
    <mrow>
      <mi>ω</mi>
      <mi mathvariant="normal">:</mi>
      <munder>
        <munder>
          <mi>u</mi>
          <mo stretchy="true">⏟</mo>
        </munder>
        <mi mathvariant="italic">лч</mi>
      </munder>
      <mo stretchy="false">→</mo>
      <munder>
        <munder>
          <mi>v</mi>
          <mo stretchy="true">⏟</mo>
        </munder>
        <mi mathvariant="italic">пч</mi>
      </munder>
      <mi>;</mi>
      <mi>u</mi>
      <mi>,</mi>
      <mrow>
        <mi>v</mi>
        <mo stretchy="false">∈</mo>
        <msup>
          <mi>V</mi>
          <mtext>*</mtext>
        </msup>
      </mrow>
      <mrow>
        <mo fence="true" stretchy="false">(</mo>
        <mrow>
          <mrow>
            <mo stretchy="false">→</mo>
            <mo stretchy="false">∉</mo>
            <mi>V</mi>
          </mrow>
        </mrow>
        <mo fence="true" stretchy="false">)</mo>
      </mrow>
      <mspace width="4.5em"/>
      <mrow>
        <mi>x</mi>
        <mo stretchy="false">∈</mo>
        <msup>
          <mi>V</mi>
          <mtext>*</mtext>
        </msup>
      </mrow>
      <mspace width="4em"/>
      <mrow>
        <mi>u</mi>
        <mo stretchy="false">⊆</mo>
        <mi>x</mi>
      </mrow>
    </mrow>
    <annotation encoding="StarMath 5.0">%omega: {u} underbrace {лч} -&gt;  {v} underbrace {пч}; u,v in V^"*" ( -&gt; notin V ) ````````` x in V^"*"````````u subseteq x</annotation>
  </semantics>
</math>
</file>

<file path=Object 20/content.xml><?xml version="1.0" encoding="utf-8"?>
<math xmlns="http://www.w3.org/1998/Math/MathML" display="block">
  <semantics>
    <mrow>
      <mi mathvariant="normal">Α</mi>
      <mi mathvariant="normal">:</mi>
      <msub>
        <mi>x</mi>
        <mrow>
          <mi>i</mi>
          <mo stretchy="false">+</mo>
          <mn>1</mn>
        </mrow>
      </msub>
      <mrow>
        <mrow>
          <mtext>|-</mtext>
          <mo stretchy="false">⋅</mo>
          <msub>
            <mi>x</mi>
            <mi>i</mi>
          </msub>
        </mrow>
        <mo stretchy="false">∨</mo>
        <mtext>~</mtext>
      </mrow>
      <mi mathvariant="normal">Α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%ALPHA : x_{ i+1 } "|-" cdot x_i | "~"%ALPHA( x_i )</annotation>
  </semantics>
</math>
</file>

<file path=Object 21/content.xml><?xml version="1.0" encoding="utf-8"?>
<math xmlns="http://www.w3.org/1998/Math/MathML" display="block">
  <semantics>
    <mrow>
      <msub>
        <mi>x</mi>
        <mi>n</mi>
      </msub>
      <mo stretchy="false">⇔</mo>
      <mi mathvariant="normal">Α</mi>
      <mrow>
        <mo fence="true" stretchy="false">(</mo>
        <mrow>
          <mi>x</mi>
        </mrow>
        <mo fence="true" stretchy="false">)</mo>
      </mrow>
      <mi>w</mi>
    </mrow>
    <annotation encoding="StarMath 5.0">x_n dlrarrow %ALPHA ( x ) w</annotation>
  </semantics>
</math>
</file>

<file path=Object 22/content.xml><?xml version="1.0" encoding="utf-8"?>
<math xmlns="http://www.w3.org/1998/Math/MathML" display="block">
  <semantics>
    <mrow>
      <mi>!</mi>
      <mi mathvariant="normal">Α</mi>
      <mrow>
        <mo fence="true" stretchy="false">(</mo>
        <mrow>
          <mi>x</mi>
        </mrow>
        <mo fence="true" stretchy="false">)</mo>
      </mrow>
      <mi>,</mi>
      <mrow>
        <mo stretchy="false">¬</mo>
        <mi>!</mi>
      </mrow>
      <mi mathvariant="normal">Α</mi>
      <mrow>
        <mo fence="true" stretchy="false">(</mo>
        <mrow>
          <mi>x</mi>
        </mrow>
        <mo fence="true" stretchy="false">)</mo>
      </mrow>
    </mrow>
    <annotation encoding="StarMath 5.0">!%ALPHA ( x ), neg ! %ALPHA( x )</annotation>
  </semantics>
</math>
</file>

<file path=Object 23/content.xml><?xml version="1.0" encoding="utf-8"?>
<math xmlns="http://www.w3.org/1998/Math/MathML" display="block">
  <semantics>
    <mrow>
      <mi mathvariant="normal">Ι</mi>
      <mi>d</mi>
      <mi mathvariant="normal">:</mi>
      <mtext>{</mtext>
      <mrow>
        <mo stretchy="false">→</mo>
        <mo stretchy="false">⋅</mo>
        <mrow/>
      </mrow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(</mo>
        <mrow>
          <mrow>
            <mi mathvariant="italic">Id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row>
        <mo fence="true" stretchy="false">)</mo>
      </mrow>
    </mrow>
    <annotation encoding="StarMath 5.0">%IOTA d: "{" -&gt; cdot {  } ( forall x )( Id(x) = x )</annotation>
  </semantics>
</math>
</file>

<file path=Object 24/content.xml><?xml version="1.0" encoding="utf-8"?>
<math xmlns="http://www.w3.org/1998/Math/MathML" display="block">
  <semantics>
    <mrow>
      <mi mathvariant="italic">Null</mi>
      <mi mathvariant="normal">:</mi>
      <mtext>{</mtext>
      <mo stretchy="false">→</mo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stretchy="false">¬</mo>
        <mi>!</mi>
      </mrow>
      <mi mathvariant="italic">Null</mi>
      <mrow>
        <mo fence="true" stretchy="false">(</mo>
        <mrow>
          <mi>x</mi>
        </mrow>
        <mo fence="true" stretchy="false">)</mo>
      </mrow>
      <mi>,</mi>
      <mi>т</mi>
      <mn>.</mn>
      <mi>е</mi>
      <mn>.</mn>
      <mi>x</mi>
      <mtext>|-</mtext>
      <mi>x</mi>
      <mtext>|-</mtext>
      <mn>...</mn>
      <mi>x</mi>
      <mtext>|-</mtext>
      <mn>...</mn>
      <mi mathvariant="normal">∞</mi>
    </mrow>
    <annotation encoding="StarMath 5.0">Null: "{" -&gt; ( forall x ) neg!Null( x ), т.е. x "|-" x "|-"... x "|-"... infinity</annotation>
  </semantics>
</math>
</file>

<file path=Object 25/content.xml><?xml version="1.0" encoding="utf-8"?>
<math xmlns="http://www.w3.org/1998/Math/MathML" display="block">
  <semantics>
    <mrow>
      <mi mathvariant="italic">Lc</mi>
      <mi mathvariant="normal">:</mi>
      <mtext>{</mtext>
      <mrow>
        <mo stretchy="false">→</mo>
        <mo stretchy="false">⋅</mo>
        <msub>
          <mi>x</mi>
          <mn>0,</mn>
        </msub>
      </mrow>
      <mtext>//</mtext>
      <mrow>
        <msub>
          <mi>x</mi>
          <mn>0</mn>
        </msub>
        <mo stretchy="false">∈</mo>
        <msup>
          <mi>V</mi>
          <mtext>*</mtext>
        </msup>
      </mrow>
      <mi mathvariant="italic">фикс</mi>
      <mi>.</mi>
    </mrow>
    <annotation encoding="StarMath 5.0">Lc : "{" -&gt; cdot x_0, "//" x_0 in V^"*" фикс.</annotation>
  </semantics>
</math>
</file>

<file path=Object 26/content.xml><?xml version="1.0" encoding="utf-8"?>
<math xmlns="http://www.w3.org/1998/Math/MathML" display="block">
  <semantics>
    <mrow>
      <mi mathvariant="italic">Rc</mi>
      <mi mathvariant="normal">:</mi>
      <mrow>
        <mo fence="true" stretchy="true">{</mo>
        <mrow>
          <mtable>
            <mtr>
              <mtd>
                <mrow>
                  <mtext>#</mtext>
                  <mi>ξ</mi>
                  <mo stretchy="false">→</mo>
                  <mi>ξ</mi>
                  <mtext>#</mtext>
                </mrow>
              </mtd>
            </mtr>
            <mtr>
              <mtd>
                <mrow>
                  <mtext>#</mtext>
                  <mrow>
                    <mo stretchy="false">→</mo>
                    <mo stretchy="false">⋅</mo>
                    <msub>
                      <mi>x</mi>
                      <mn>0</mn>
                    </msub>
                  </mrow>
                </mrow>
              </mtd>
            </mtr>
            <mtr>
              <mtd>
                <mrow>
                  <mo stretchy="false">→</mo>
                  <mtext>#</mtext>
                </mrow>
              </mtd>
            </mtr>
          </mtable>
        </mrow>
      </mrow>
      <mrow>
        <mo fence="true" stretchy="false">(</mo>
        <mrow>
          <mrow>
            <mo stretchy="false">∀</mo>
            <mrow>
              <mi>x</mi>
              <mo stretchy="false">∈</mo>
              <msup>
                <mi>V</mi>
                <mtext>*</mtext>
              </msup>
            </mrow>
          </mrow>
        </mrow>
        <mo fence="true" stretchy="false">)</mo>
      </mrow>
      <mi mathvariant="italic">Rc</mi>
      <mrow>
        <mrow>
          <mo fence="true" stretchy="false">(</mo>
          <mrow>
            <mi>x</mi>
          </mrow>
          <mo fence="true" stretchy="false">)</mo>
        </mrow>
        <mo stretchy="false">=</mo>
        <msub>
          <mi mathvariant="italic">xx</mi>
          <mn>0</mn>
        </msub>
      </mrow>
      <mi>,</mi>
      <mspace width="6.5em"/>
      <mrow>
        <mi>ξ</mi>
        <mo stretchy="false">∈</mo>
        <mi>V</mi>
      </mrow>
      <mi>,</mi>
      <mrow>
        <msub>
          <mi>x</mi>
          <mn>0</mn>
        </msub>
        <mo stretchy="false">∈</mo>
        <mrow>
          <msup>
            <mi>V</mi>
            <mtext>*</mtext>
          </msup>
          <mo stretchy="false">−</mo>
          <mi mathvariant="italic">фикс</mi>
        </mrow>
      </mrow>
      <mn>.</mn>
      <mi>,</mi>
      <mrow>
        <mtext>#</mtext>
        <mo stretchy="false">∉</mo>
        <mi>V</mi>
      </mrow>
    </mrow>
    <annotation encoding="StarMath 5.0">Rc : left lbrace matrix { "#" %xi  -&gt; %xi "#" ## "#" -&gt; cdot x_0 ## -&gt; "#"} right none (forall x in V^"*") Rc(x) = xx_0,````````````` %xi in V, x_0 in V^"*" - фикс., "#" notin V</annotation>
  </semantics>
</math>
</file>

<file path=Object 27/content.xml><?xml version="1.0" encoding="utf-8"?>
<math xmlns="http://www.w3.org/1998/Math/MathML" display="block">
  <semantics>
    <mrow>
      <mi mathvariant="italic">Double</mi>
      <mi mathvariant="normal">:</mi>
      <mrow>
        <mo fence="true" stretchy="true">{</mo>
        <mrow>
          <mtable>
            <mtr>
              <mtd>
                <mrow>
                  <mi>α</mi>
                  <mi>ξ</mi>
                  <mo stretchy="false">→</mo>
                  <mi>ξ</mi>
                  <mi>β</mi>
                  <mi>ξ</mi>
                  <mi>α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row>
                  <mi>β</mi>
                  <mi>ξ</mi>
                  <mrow>
                    <mi>η</mi>
                    <mo stretchy="false">−</mo>
                    <mrow/>
                  </mrow>
                  <mi>η</mi>
                  <mi>β</mi>
                  <mi>ξ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td>
            </mtr>
            <mtr>
              <mtd>
                <mrow>
                  <mi>β</mi>
                  <mo stretchy="false">→</mo>
                  <mrow>
                    <mo fence="true" stretchy="false">(</mo>
                    <mrow>
                      <mn>3</mn>
                    </mrow>
                    <mo fence="true" stretchy="false">)</mo>
                  </mrow>
                </mrow>
              </mtd>
            </mtr>
            <mtr>
              <mtd>
                <mrow>
                  <mi>α</mi>
                  <mrow>
                    <mo stretchy="false">→</mo>
                    <mo stretchy="false">⋅</mo>
                    <mrow>
                      <mo fence="true" stretchy="false">(</mo>
                      <mrow>
                        <mn>4</mn>
                      </mrow>
                      <mo fence="true" stretchy="false">)</mo>
                    </mrow>
                  </mrow>
                </mrow>
              </mtd>
            </mtr>
            <mtr>
              <mtd>
                <mrow>
                  <mo stretchy="false">→</mo>
                  <mi>α</mi>
                  <mrow>
                    <mo fence="true" stretchy="false">(</mo>
                    <mrow>
                      <mn>5</mn>
                    </mrow>
                    <mo fence="true" stretchy="false">)</mo>
                  </mrow>
                </mrow>
              </mtd>
            </mtr>
          </mtable>
        </mrow>
      </mrow>
    </mrow>
    <annotation encoding="StarMath 5.0">Double: left lbrace matrix {%alpha %xi -&gt; %xi %beta %xi %alpha (1) ## %beta %xi %eta - &gt; %eta %beta %xi (2) ## %beta -&gt; (3) ## %alpha -&gt; cdot (4) ## -&gt; %alpha (5)} right none</annotation>
  </semantics>
</math>
</file>

<file path=Object 28/content.xml><?xml version="1.0" encoding="utf-8"?>
<math xmlns="http://www.w3.org/1998/Math/MathML" display="block">
  <semantics>
    <mrow>
      <mi>λ</mi>
      <msub>
        <mtext>|-</mtext>
        <mrow>
          <mo fence="true" stretchy="false">(</mo>
          <mrow>
            <mn>5</mn>
          </mrow>
          <mo fence="true" stretchy="false">)</mo>
        </mrow>
      </msub>
      <mi>α</mi>
      <mrow>
        <msub>
          <mtext>|-</mtext>
          <mrow>
            <mo fence="true" stretchy="false">(</mo>
            <mrow>
              <mn>4</mn>
            </mrow>
            <mo fence="true" stretchy="false">)</mo>
          </mrow>
        </msub>
        <mo stretchy="false">⋅</mo>
        <mi>λ</mi>
      </mrow>
    </mrow>
    <annotation encoding="StarMath 5.0">%lambda "|-"_( 5 ) %alpha "|-"_(4) cdot %lambda</annotation>
  </semantics>
</math>
</file>

<file path=Object 29/content.xml><?xml version="1.0" encoding="utf-8"?>
<math xmlns="http://www.w3.org/1998/Math/MathML" display="block">
  <semantics>
    <mrow>
      <mi>a</mi>
      <msub>
        <mtext>|-</mtext>
        <mrow>
          <mo fence="true" stretchy="false">(</mo>
          <mrow>
            <mn>5</mn>
          </mrow>
          <mo fence="true" stretchy="false">)</mo>
        </mrow>
      </msub>
      <mi>α</mi>
      <mi>a</mi>
      <msub>
        <mtext>|-</mtext>
        <mrow>
          <mo fence="true" stretchy="false">(</mo>
          <mrow>
            <mn>1</mn>
          </mrow>
          <mo fence="true" stretchy="false">)</mo>
        </mrow>
      </msub>
      <mi>a</mi>
      <mi>β</mi>
      <mi>a</mi>
      <mi>α</mi>
      <msub>
        <mtext>|-</mtext>
        <mrow>
          <mo fence="true" stretchy="false">(</mo>
          <mrow>
            <mn>3</mn>
          </mrow>
          <mo fence="true" stretchy="false">)</mo>
        </mrow>
      </msub>
      <mi mathvariant="italic">aa</mi>
      <mi>α</mi>
      <mrow>
        <mrow>
          <msub>
            <mtext>|-</mtext>
            <mrow>
              <mo fence="true" stretchy="false">(</mo>
              <mrow>
                <mn>4</mn>
              </mrow>
              <mo fence="true" stretchy="false">)</mo>
            </mrow>
          </msub>
          <mo stretchy="false">⋅</mo>
          <mi mathvariant="italic">aa</mi>
        </mrow>
        <mo stretchy="false">=</mo>
        <msup>
          <mi>a</mi>
          <mn>2</mn>
        </msup>
      </mrow>
    </mrow>
    <annotation encoding="StarMath 5.0">a "|-"_(5  ) %alpha a "|-"_(  1) a%beta a %alpha "|-"_(  3) aa%alpha "|-"_(  4) cdot aa = a^2</annotation>
  </semantics>
</math>
</file>

<file path=Object 3/content.xml><?xml version="1.0" encoding="utf-8"?>
<math xmlns="http://www.w3.org/1998/Math/MathML" display="block">
  <semantics>
    <mi>ω</mi>
    <annotation encoding="StarMath 5.0">%omega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o stretchy="false">∀</mo>
                  <mrow>
                    <mi>x</mi>
                    <mo stretchy="false">∈</mo>
                    <msup>
                      <mi>V</mi>
                      <mtext>*</mtext>
                    </msup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i mathvariant="italic">Double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 mathvariant="italic">xx</mi>
                    <mo stretchy="false">=</mo>
                    <msup>
                      <mi>x</mi>
                      <mn>2</mn>
                    </msup>
                  </mrow>
                </mrow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=</mo>
              <mrow>
                <mo fence="true" stretchy="false">(</mo>
                <mrow>
                  <mrow>
                    <mi>V</mi>
                    <mi>'</mi>
                    <mi>,</mi>
                    <mi>S</mi>
                    <mi>,</mi>
                    <mi>P</mi>
                  </mrow>
                </mrow>
                <mo fence="true" stretchy="false">)</mo>
              </mrow>
            </mrow>
            <mi>,</mi>
            <mi>V</mi>
            <mrow>
              <mi>'</mi>
              <mo stretchy="false">⊃</mo>
              <mi>V</mi>
            </mrow>
          </mrow>
        </mtd>
      </mtr>
    </mtable>
    <annotation encoding="StarMath 5.0">( forall x in V^"*" ) ( Double(x) = xx = x^2 ) newline
%ALPHA = (V', S, P), V' supset V</annotation>
  </semantics>
</math>
</file>

<file path=Object 31/content.xml><?xml version="1.0" encoding="utf-8"?>
<math xmlns="http://www.w3.org/1998/Math/MathML" display="block">
  <semantics>
    <mtable>
      <mtr>
        <mtd>
          <mrow>
            <mi mathvariant="italic">abca</mi>
            <msub>
              <mtext>|-</mtext>
              <mrow>
                <mo fence="true" stretchy="false">(</mo>
                <mrow>
                  <mn>5</mn>
                </mrow>
                <mo fence="true" stretchy="false">)</mo>
              </mrow>
            </msub>
            <mi>α</mi>
            <mi mathvariant="italic">abca</mi>
            <msub>
              <mtext>|-</mtext>
              <mrow>
                <mo fence="true" stretchy="false">(</mo>
                <mrow>
                  <mn>1</mn>
                </mrow>
                <mo fence="true" stretchy="false">)</mo>
              </mrow>
            </msub>
            <mi>a</mi>
            <mi>β</mi>
            <mi>a</mi>
            <mi>α</mi>
            <mi mathvariant="italic">bca</mi>
            <msub>
              <mtext>|-</mtext>
              <mrow>
                <mo fence="true" stretchy="false">(</mo>
                <mrow>
                  <mn>1</mn>
                </mrow>
                <mo fence="true" stretchy="false">)</mo>
              </mrow>
            </msub>
            <mi>a</mi>
            <mi>β</mi>
            <mi mathvariant="italic">ab</mi>
            <mi>β</mi>
            <mi>b</mi>
            <mi>α</mi>
            <mi mathvariant="italic">ca</mi>
            <msub>
              <mtext>|-</mtext>
              <mrow>
                <mo fence="true" stretchy="false">(</mo>
                <mrow>
                  <mn>1</mn>
                </mrow>
                <mo fence="true" stretchy="false">)</mo>
              </mrow>
            </msub>
            <mi>a</mi>
            <mi>β</mi>
            <mi>a</mi>
            <mi>b</mi>
            <mi>β</mi>
            <mi>b</mi>
            <mi>c</mi>
            <mi>β</mi>
            <mi>c</mi>
            <mi>α</mi>
            <mi>a</mi>
            <msub>
              <mtext>|-</mtext>
              <mrow>
                <mo fence="true" stretchy="false">(</mo>
                <mrow>
                  <mn>1</mn>
                </mrow>
                <mo fence="true" stretchy="false">)</mo>
              </mrow>
            </msub>
          </mrow>
        </mtd>
      </mtr>
      <mtr>
        <mtd>
          <mrow>
            <msub>
              <mtext>|-</mtext>
              <mrow>
                <mo fence="true" stretchy="false">(</mo>
                <mrow>
                  <mn>1</mn>
                </mrow>
                <mo fence="true" stretchy="false">)</mo>
              </mrow>
            </msub>
            <mi>a</mi>
            <mi>β</mi>
            <mi>a</mi>
            <mi>b</mi>
            <mi>β</mi>
            <mi>b</mi>
            <mi>c</mi>
            <mi>β</mi>
            <mi>c</mi>
            <mi>a</mi>
            <mi>β</mi>
            <mi>a</mi>
            <mi>α</mi>
            <msub>
              <mtext>|-</mtext>
              <mrow>
                <mo fence="true" stretchy="false">(</mo>
                <mrow>
                  <mn>2</mn>
                </mrow>
                <mo fence="true" stretchy="false">)</mo>
              </mrow>
            </msub>
            <mi mathvariant="italic">ab</mi>
            <mi>β</mi>
            <mi>a</mi>
            <mi>β</mi>
            <mi mathvariant="italic">bc</mi>
            <mi>β</mi>
            <mi mathvariant="italic">ca</mi>
            <mi>β</mi>
            <mi>a</mi>
            <mi>α</mi>
            <msub>
              <mtext>|-</mtext>
              <mrow>
                <mo fence="true" stretchy="false">(</mo>
                <mrow>
                  <mn>2</mn>
                </mrow>
                <mo fence="true" stretchy="false">)</mo>
              </mrow>
            </msub>
            <mi mathvariant="italic">ab</mi>
            <mi>β</mi>
            <mi mathvariant="italic">ac</mi>
            <mi>β</mi>
            <mi>b</mi>
            <mi>β</mi>
            <mi mathvariant="italic">ca</mi>
            <mi>β</mi>
            <mi>a</mi>
            <mi>α</mi>
            <msub>
              <mtext>|-</mtext>
              <mrow>
                <mo fence="true" stretchy="false">(</mo>
                <mrow>
                  <mn>2</mn>
                </mrow>
                <mo fence="true" stretchy="false">)</mo>
              </mrow>
            </msub>
            <mi mathvariant="italic">abc</mi>
            <mi>β</mi>
            <mi>a</mi>
            <mi>β</mi>
            <mi>b</mi>
            <mi>β</mi>
            <mi>c</mi>
            <mi>a</mi>
            <mi>β</mi>
            <mi>a</mi>
            <mi>α</mi>
            <msub>
              <mtext>|-</mtext>
              <mrow>
                <mo fence="true" stretchy="false">(</mo>
                <mrow>
                  <mn>2</mn>
                </mrow>
                <mo fence="true" stretchy="false">)</mo>
              </mrow>
            </msub>
          </mrow>
        </mtd>
      </mtr>
      <mtr>
        <mtd>
          <mrow>
            <msub>
              <mtext>|-</mtext>
              <mrow>
                <mo fence="true" stretchy="false">(</mo>
                <mrow>
                  <mn>2</mn>
                </mrow>
                <mo fence="true" stretchy="false">)</mo>
              </mrow>
            </msub>
            <mi mathvariant="italic">abc</mi>
            <mi>β</mi>
            <mi>a</mi>
            <mi>β</mi>
            <mi>b</mi>
            <mi>a</mi>
            <mi>β</mi>
            <mi>c</mi>
            <mi>β</mi>
            <mi>a</mi>
            <mi>α</mi>
            <msub>
              <mtext>|-</mtext>
              <mrow>
                <mo fence="true" stretchy="false">(</mo>
                <mrow>
                  <mn>2</mn>
                </mrow>
                <mo fence="true" stretchy="false">)</mo>
              </mrow>
            </msub>
            <mi mathvariant="italic">abc</mi>
            <mi>β</mi>
            <mi mathvariant="italic">aa</mi>
            <mi>β</mi>
            <mi>b</mi>
            <mi>β</mi>
            <mi>c</mi>
            <mi>β</mi>
            <mi>a</mi>
            <mi>α</mi>
            <msub>
              <mtext>|-</mtext>
              <mrow>
                <mo fence="true" stretchy="false">(</mo>
                <mrow>
                  <mn>2</mn>
                </mrow>
                <mo fence="true" stretchy="false">)</mo>
              </mrow>
            </msub>
            <mi mathvariant="italic">abca</mi>
            <mi>β</mi>
            <mi>a</mi>
            <mi>β</mi>
            <mi>b</mi>
            <mi>β</mi>
            <mi>c</mi>
            <mi>β</mi>
            <mi>a</mi>
            <mi>α</mi>
            <msubsup>
              <mtext>|=</mtext>
              <mrow>
                <mo fence="true" stretchy="false">(</mo>
                <mrow>
                  <mn>3</mn>
                </mrow>
                <mo fence="true" stretchy="false">)</mo>
              </mrow>
              <mn>4</mn>
            </msubsup>
            <mi mathvariant="italic">abcaabca</mi>
            <mi>α</mi>
            <mrow>
              <msub>
                <mtext>|-</mtext>
                <mrow>
                  <mo fence="true" stretchy="false">(</mo>
                  <mrow>
                    <mn>4</mn>
                  </mrow>
                  <mo fence="true" stretchy="false">)</mo>
                </mrow>
              </msub>
              <mo stretchy="false">⋅</mo>
              <mi mathvariant="italic">abcaabca</mi>
            </mrow>
          </mrow>
        </mtd>
      </mtr>
    </mtable>
    <annotation encoding="StarMath 5.0">abca "|-"_(5) %alpha abca "|-"_(1) a %beta a %alpha bca "|-"_(1) a %beta ab %beta b %alpha ca "|-"_(1) a%beta a b %beta b c %beta c %alpha a "|-"_(1) newline
"|-"_(1) a%beta a b %beta b c %beta c a %beta a %alpha "|-"_(2) ab%beta a %beta bc %beta ca %beta a %alpha "|-"_(2) ab%beta ac %beta b%beta ca %beta a %alpha "|-"_(2) abc%beta a %beta b %beta c a %beta a %alpha "|-"_(2) newline
"|-"_(2) abc %beta a %beta b a %beta c %beta a %alpha "|-"_(2) abc%beta aa %beta b %beta c %beta a %alpha "|-"_(2) abca%beta a %beta b %beta c %beta a %alpha "|="_(3)^4 abcaabca %alpha "|-"_( 4 ) cdot abcaabca</annotation>
  </semantics>
</math>
</file>

<file path=Object 32/content.xml><?xml version="1.0" encoding="utf-8"?>
<math xmlns="http://www.w3.org/1998/Math/MathML" display="block">
  <semantics>
    <mtable>
      <mtr>
        <mtd>
          <mrow>
            <mi mathvariant="italic">Функция</mi>
            <mi>f</mi>
            <mi mathvariant="normal">:</mi>
            <msup>
              <mi>V</mi>
              <mtext>*</mtext>
            </msup>
            <munder>
              <mo stretchy="false">→</mo>
              <mstyle mathsize="16pt">
                <mrow>
                  <mrow/>
                  <mo stretchy="false">⋅</mo>
                  <mrow/>
                </mrow>
              </mstyle>
            </munder>
            <msup>
              <mi>V</mi>
              <mtext>*</mtext>
            </msup>
            <mi mathvariant="italic">называется</mi>
            <mi mathvariant="italic">вычисленной</mi>
            <mi mathvariant="italic">по</mi>
            <mi mathvariant="italic">Маркову</mi>
            <mi>,</mi>
            <mi mathvariant="italic">если</mi>
            <mi mathvariant="italic">может</mi>
            <mi mathvariant="italic">быть</mi>
            <mi mathvariant="italic">на</mi>
            <msub>
              <mi>A</mi>
              <mi>f</mi>
            </msub>
          </mrow>
        </mtd>
      </mtr>
      <mtr>
        <mtd>
          <mrow>
            <mi mathvariant="italic">над</mi>
            <mi mathvariant="italic">алфавитом</mi>
            <mi>V</mi>
            <mi mathvariant="italic">такой</mi>
            <mi mathvariant="italic">что</mi>
            <mrow>
              <mo fence="true" stretchy="false">(</mo>
              <mrow>
                <mrow>
                  <mo stretchy="false">∀</mo>
                  <mrow>
                    <mi>x</mi>
                    <mo stretchy="false">∈</mo>
                    <msup>
                      <mi>V</mi>
                      <mtext>*</mtext>
                    </msup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i>!</mi>
                  <msub>
                    <mi>A</mi>
                    <mi>f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⇔</mo>
                  <mrow>
                    <mi>x</mi>
                    <mo stretchy="false">∈</mo>
                    <mi>D</mi>
                  </mrow>
                  <mrow>
                    <mo fence="true" stretchy="false">(</mo>
                    <mrow>
                      <mi>f</mi>
                    </mrow>
                    <mo fence="true" stretchy="false">)</mo>
                  </mrow>
                  <mtext>&amp;</mtext>
                  <msub>
                    <mi>A</mi>
                    <mi>f</mi>
                  </msub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Функция f: V^"*" -&gt; csub{size 16{{}cdot{}}} V^"*" называется вычисленной по  Маркову, если может быть на A_f newline над алфавитом V такой что
( forall x in V^"*" ) ( !A_f(x) dlrarrow x in D(f) "&amp;" A_f(x) = f(x))</annotation>
  </semantics>
</math>
</file>

<file path=Object 4/content.xml><?xml version="1.0" encoding="utf-8"?>
<math xmlns="http://www.w3.org/1998/Math/MathML" display="block">
  <semantics>
    <mrow>
      <mi>ω</mi>
      <mrow>
        <mi>x</mi>
        <mo stretchy="false">=</mo>
        <msub>
          <mi>x</mi>
          <mn>1</mn>
        </msub>
      </mrow>
      <mi>v</mi>
      <msub>
        <mi>x</mi>
        <mn>2,</mn>
      </msub>
      <mi mathvariant="italic">где</mi>
      <mrow>
        <msub>
          <mi>x</mi>
          <mn>1</mn>
        </msub>
        <mo stretchy="false">∗</mo>
        <mi>u</mi>
        <mo stretchy="false">∗</mo>
        <msub>
          <mi>x</mi>
          <mn>2</mn>
        </msub>
      </mrow>
    </mrow>
    <annotation encoding="StarMath 5.0">%omega x = x_1 v x_2, где x_1 * u * x_2</annotation>
  </semantics>
</math>
</file>

<file path=Object 5/content.xml><?xml version="1.0" encoding="utf-8"?>
<math xmlns="http://www.w3.org/1998/Math/MathML" display="block">
  <semantics>
    <mrow>
      <mi>ω</mi>
      <mi mathvariant="normal">:</mi>
      <mi mathvariant="italic">aba</mi>
      <mo stretchy="false">→</mo>
      <mi mathvariant="italic">babb</mi>
    </mrow>
    <annotation encoding="StarMath 5.0">%omega: aba -&gt; babb</annotation>
  </semantics>
</math>
</file>

<file path=Object 6/content.xml><?xml version="1.0" encoding="utf-8"?>
<math xmlns="http://www.w3.org/1998/Math/MathML" display="block">
  <semantics>
    <mrow>
      <mi>ω</mi>
      <mrow>
        <mi>y</mi>
        <mo stretchy="false">=</mo>
        <mi>b</mi>
      </mrow>
      <munder>
        <munder>
          <mi mathvariant="italic">babb</mi>
          <mo stretchy="true">⏟</mo>
        </munder>
        <mrow/>
      </munder>
      <mi mathvariant="italic">bab</mi>
    </mrow>
    <annotation encoding="StarMath 5.0">%omega y = b {babb}  underbrace {} bab</annotation>
  </semantics>
</math>
</file>

<file path=Object 7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row>
            <munder>
              <munder>
                <mi>V</mi>
                <mo stretchy="true">⏟</mo>
              </munder>
              <mi mathvariant="italic">алфавит</mi>
            </munder>
            <mi>,</mi>
            <munder>
              <munder>
                <mi>S</mi>
                <mo stretchy="true">⏟</mo>
              </munder>
              <mi mathvariant="italic">схема</mi>
            </munder>
            <mi>,</mi>
            <munder>
              <munder>
                <mi>P</mi>
                <mo stretchy="true">⏟</mo>
              </munder>
              <mrow>
                <mi mathvariant="italic">закл</mi>
                <mn>.</mn>
                <mi mathvariant="italic">формы</mi>
                <mi>в</mi>
                <mi mathvariant="italic">схеме</mi>
              </mrow>
            </munder>
          </mrow>
        </mrow>
        <mo fence="true" stretchy="false">)</mo>
      </mrow>
    </mrow>
    <annotation encoding="StarMath 5.0">%ALPHA = ( {V} underbrace {алфавит}, S  underbrace {схема}, P  underbrace {закл. формы в схеме} )</annotation>
  </semantics>
</math>
</file>

<file path=Object 8/content.xml><?xml version="1.0" encoding="utf-8"?>
<math xmlns="http://www.w3.org/1998/Math/MathML" display="block">
  <semantics>
    <mrow>
      <mi mathvariant="normal">Α</mi>
      <mi mathvariant="normal">:</mi>
      <mrow>
        <mo fence="true" stretchy="true">{</mo>
        <mrow>
          <mtable>
            <mtr>
              <mtd>
                <mrow>
                  <msub>
                    <mi>u</mi>
                    <mn>1</mn>
                  </msub>
                  <mo stretchy="false">→</mo>
                  <mrow>
                    <mo fence="true" stretchy="false">[</mo>
                    <mrow>
                      <mrow>
                        <mrow/>
                        <mo stretchy="false">⋅</mo>
                        <mrow/>
                      </mrow>
                    </mrow>
                    <mo fence="true" stretchy="false">]</mo>
                  </mrow>
                  <msub>
                    <mi>v</mi>
                    <mn>1</mn>
                  </msub>
                </mrow>
              </mtd>
            </mtr>
            <mtr>
              <mtd>
                <mrow>
                  <msub>
                    <mi>u</mi>
                    <mn>2</mn>
                  </msub>
                  <mo stretchy="false">→</mo>
                  <mrow>
                    <mo fence="true" stretchy="false">[</mo>
                    <mrow>
                      <mrow>
                        <mrow/>
                        <mo stretchy="false">⋅</mo>
                        <mrow/>
                      </mrow>
                    </mrow>
                    <mo fence="true" stretchy="false">]</mo>
                  </mrow>
                  <msub>
                    <mi>v</mi>
                    <mn>2</mn>
                  </msub>
                </mrow>
              </mtd>
            </mtr>
            <mtr>
              <mtd>
                <mo stretchy="false">⋮</mo>
              </mtd>
            </mtr>
            <mtr>
              <mtd>
                <mrow>
                  <msub>
                    <mi>u</mi>
                    <mi>n</mi>
                  </msub>
                  <mo stretchy="false">→</mo>
                  <mrow>
                    <mo fence="true" stretchy="false">[</mo>
                    <mrow>
                      <mrow>
                        <mrow/>
                        <mo stretchy="false">⋅</mo>
                        <mrow/>
                      </mrow>
                    </mrow>
                    <mo fence="true" stretchy="false">]</mo>
                  </mrow>
                  <msub>
                    <mi>v</mi>
                    <mi>n</mi>
                  </msub>
                </mrow>
              </mtd>
            </mtr>
          </mtable>
        </mrow>
      </mrow>
      <mrow>
        <mo fence="true" stretchy="false">(</mo>
        <mrow>
          <mrow>
            <mo stretchy="false">∀</mo>
            <mrow>
              <mi>i</mi>
              <mo stretchy="false">=</mo>
              <mover accent="true">
                <mrow>
                  <mn>1</mn>
                  <mi>,</mi>
                  <mi>n</mi>
                </mrow>
                <mo>¯</mo>
              </mover>
            </mrow>
          </mrow>
        </mrow>
        <mo fence="true" stretchy="false">)</mo>
      </mrow>
      <mrow>
        <mo fence="true" stretchy="false">(</mo>
        <mrow>
          <mrow>
            <msub>
              <mi>u</mi>
              <mi>i</mi>
            </msub>
            <mi>,</mi>
            <mrow>
              <msub>
                <mi>v</mi>
                <mi>i</mi>
              </msub>
              <mo stretchy="false">∈</mo>
              <msup>
                <mi>V</mi>
                <mtext>*</mtext>
              </msup>
            </mrow>
          </mrow>
        </mrow>
        <mo fence="true" stretchy="false">)</mo>
      </mrow>
    </mrow>
    <annotation encoding="StarMath 5.0">%ALPHA : left lbrace matrix {u_1 -&gt; [{}cdot{}] v_1 ## u_2 -&gt; [{}cdot{}] v_2 ## dotsvert  ## u_n -&gt; [{}cdot{}] v_n} right none ( forall i = overline{1,n} ) ( u_i, v_i in V^"*" )</annotation>
  </semantics>
</math>
</file>

<file path=Object 9/content.xml><?xml version="1.0" encoding="utf-8"?>
<math xmlns="http://www.w3.org/1998/Math/MathML" display="block">
  <semantics>
    <mrow>
      <msub>
        <mi mathvariant="normal">Α</mi>
        <mn>0</mn>
      </msub>
      <mi mathvariant="normal">:</mi>
      <mrow>
        <mo fence="true" stretchy="true">{</mo>
        <mrow>
          <mtable>
            <mtr>
              <mtd>
                <mrow>
                  <mtext>#</mtext>
                  <mi>a</mi>
                  <mo stretchy="false">→</mo>
                  <mi>a</mi>
                  <mtext>#</mtext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row>
                  <mtext>#</mtext>
                  <mi>b</mi>
                  <mo stretchy="false">→</mo>
                  <mi>b</mi>
                  <mtext>#</mtext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td>
            </mtr>
            <mtr>
              <mtd>
                <mrow>
                  <mtext>#</mtext>
                  <mrow>
                    <mo stretchy="false">→</mo>
                    <mo stretchy="false">⋅</mo>
                    <mi mathvariant="italic">aba</mi>
                  </mrow>
                  <mrow>
                    <mo fence="true" stretchy="false">(</mo>
                    <mrow>
                      <mn>3</mn>
                    </mrow>
                    <mo fence="true" stretchy="false">)</mo>
                  </mrow>
                </mrow>
              </mtd>
            </mtr>
            <mtr>
              <mtd>
                <mrow>
                  <mo stretchy="false">→</mo>
                  <mtext>#</mtext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td>
            </mtr>
          </mtable>
        </mrow>
      </mrow>
    </mrow>
    <annotation encoding="StarMath 5.0">%ALPHA_0 : left lbrace matrix { "#"a-&gt;a"#"  (1) ## "#"b-&gt;b"#"  (2) ## "#"-&gt; cdot aba  (3) ## -&gt;"#" (4) } right none</annotation>
  </semantics>
</math>
</file>